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0.001" calcext:value-type="float">
            <text:p>0,00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001" calcext:value-type="float">
            <text:p>0,0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01" calcext:value-type="float">
            <text:p>0,0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01" calcext:value-type="float">
            <text:p>0,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1" calcext:value-type="float">
            <text:p>0,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1" calcext:value-type="float">
            <text:p>0,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001" calcext:value-type="float">
            <text:p>0,00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001" calcext:value-type="float">
            <text:p>0,0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01" calcext:value-type="float">
            <text:p>0,0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01" calcext:value-type="float">
            <text:p>0,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1" calcext:value-type="float">
            <text:p>0,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1" calcext:value-type="float">
            <text:p>0,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itting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duré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9T02:18:32.485352802</meta:creation-date>
    <meta:generator>LibreOffice/6.4.7.2$Linux_X86_64 LibreOffice_project/40$Build-2</meta:generator>
    <dc:date>2021-08-09T02:46:49.120625533</dc:date>
    <meta:editing-duration>PT18M6S</meta:editing-duration>
    <meta:editing-cycles>2</meta:editing-cycles>
    <meta:document-statistic meta:table-count="1" meta:cell-count="111" meta:object-count="0"/>
  </office:meta>
</office:document-meta>
</file>